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0835in" style:contextual-spacing="false" fo:line-height="100%" fo:text-align="center" style:justify-single-word="false" fo:orphans="0" fo:widows="0" style:page-number="auto"/>
    </style:style>
    <style:style style:name="P2" style:family="paragraph" style:parent-style-name="Standard" style:list-style-name="WW8Num1">
      <style:paragraph-properties fo:margin-left="0.248in" fo:margin-right="0in" fo:margin-top="0in" fo:margin-bottom="0.0835in" style:contextual-spacing="false" fo:line-height="100%" fo:text-align="justify" style:justify-single-word="false" fo:orphans="0" fo:widows="0" fo:text-indent="-0.248in" style:auto-text-indent="false"/>
    </style:style>
    <style:style style:name="P3" style:family="paragraph" style:parent-style-name="Standard" style:list-style-name="WW8Num1">
      <style:paragraph-properties fo:margin-left="0.248in" fo:margin-right="0in" fo:margin-top="0in" fo:margin-bottom="0.0835in" style:contextual-spacing="false" fo:line-height="100%" fo:text-align="justify" style:justify-single-word="false" fo:orphans="0" fo:widows="0" fo:text-indent="-0.248in" style:auto-text-indent="false"/>
      <style:text-properties fo:font-size="12pt" style:font-size-asian="12pt" style:font-size-complex="12pt"/>
    </style:style>
    <style:style style:name="P4" style:family="paragraph" style:parent-style-name="Standard" style:list-style-name="WW8Num2">
      <style:paragraph-properties fo:margin-left="0.248in" fo:margin-right="0in" fo:margin-top="0in" fo:margin-bottom="0in" style:contextual-spacing="false" fo:line-height="100%" fo:text-align="justify" style:justify-single-word="false" fo:orphans="0" fo:widows="0" fo:text-indent="-0.248in" style:auto-text-indent="false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7" style:family="text">
      <style:text-properties style:font-name="Times New Roman" fo:font-size="12pt" fo:language="en" fo:country="US" style:font-size-asian="12pt" style:font-name-complex="Times New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Задания на построение запросов с группировкой</text:span></text:p>
      <text:list xml:id="list282613713" text:style-name="WW8Num1">
        <text:list-item>
          <text:p text:style-name="P2"><text:span text:style-name="T2">По данным из таблицы HR.LOCATIONS сформировать список идентификаторов стран (country_id) и одновременно для этих стран вычислить количество мест размещения департаментов.</text:span></text:p>
        </text:list-item>
        <text:list-item>
          <text:p text:style-name="P2"><text:span text:style-name="T2">По данным из таблицы HR.LOCATIONS сформировать список идентификаторов стран (country_id) и одновременно для этих стран вычислить количество мест размещения департаментов. В полученный список включить только страны с количеством мест размещения департаментов не менее 2.</text:span></text:p>
        </text:list-item>
        <text:list-item>
          <text:p text:style-name="P2"><text:span text:style-name="T2">По данным из таблицы HR.JOB_HISTORY сформировать список тех сотрудников, у которых прошлая карьера включает не менее 2 позиций.</text:span></text:p>
        </text:list-item>
        <text:list-item>
          <text:p text:style-name="P2"><text:span text:style-name="T2">По данным из таблицы HR.JOB_HISTORY сформировать список тех должностей, которые в прошлом занимали не менее 2 сотрудников на срок более 300 дней.</text:span></text:p>
        </text:list-item>
        <text:list-item>
          <text:p text:style-name="P2"><text:span text:style-name="T2">По данным из таблицы HR.JOB_HISTORY сформировать список сотрудников с указанием employee_id и даты завершения срока пребывания на предыдущей должности.</text:span></text:p>
        </text:list-item>
        <text:list-item>
          <text:p text:style-name="P2"><text:span text:style-name="T2">По данным из таблицы HR.EMPLOYEES сформировать перечень менеджеров с указанием идентификатора менеджера (manager_id) и количества сотрудников у него в подчинении.</text:span></text:p>
        </text:list-item>
        <text:list-item>
          <text:p text:style-name="P2"><text:span text:style-name="T2">По данным из таблицы HR.EMPLOYEES сформировать список тех менеджеров, у которых в подчинении находится не менее 7 сотрудников.</text:span></text:p>
        </text:list-item>
        <text:list-item>
          <text:p text:style-name="P2"><text:span text:style-name="T2">По данным из таблицы HR.EMPLOYEES сформировать список тех менеджеров, у которых в подчинении находится не менее 5 сотрудников. При формировании списка ограничиться департаментами с номерами 50 и 80.</text:span></text:p>
        </text:list-item>
        <text:list-item>
          <text:p text:style-name="P2"><text:span text:style-name="T2">По данным из таблицы HR.EMPLOYEES сформировать список тех менеджеров, у которых в подчинении находится более 6 сотрудников, получающих месячную зарплату (SALARY) в интервале от 2000 до 12000.</text:span></text:p>
        </text:list-item>
        <text:list-item>
          <text:p text:style-name="P2"><text:span text:style-name="T2">По данным из таблицы HR.EMPLOYEES сформировать список менеджеров, у любого из которых в подчинении находится не менее 4 сотрудников. Список сгруппировать по департаментам и отсортировать в порядке возрастания DEPARTMENT_ID.</text:span></text:p>
        </text:list-item>
        <text:list-item>
          <text:p text:style-name="P2"><text:span text:style-name="T2">По данным из таблицы HR.EMPLOYEES сформировать список должностей с указанием job_id, количества сотрудников, суммарной зарплаты и разницы между самой высокой и самой низкой зарплатой.</text:span></text:p>
        </text:list-item>
        <text:list-item>
          <text:p text:style-name="P2"><text:span text:style-name="T2">По данным из таблицы HR.EMPLOYEES сформировать список должностей с указанием job_id, количества сотрудников, средней зарплаты и разницы между самой высокой и самой низкой зарплатой. При формировании списка ограничиться департаментами, у которых номера отличаются от 80, 90 и 100.</text:span></text:p>
        </text:list-item>
        <text:list-item>
          <text:p text:style-name="P2"><text:span text:style-name="T2">По данным из таблицы HR.EMPLOYEES сформировать список должностей с указанием job_id, количества сотрудников и средней зарплаты. При формировании списка ограничиться только должностями, у которых максимальная зарплата превышает 8000.</text:span></text:p>
        </text:list-item>
        <text:list-item>
          <text:p text:style-name="P3">По данным из таблицы HR.EMPLOYEES сформировать список должностей, для которых средняя зарплата превышает 10000.</text:p>
        </text:list-item>
        <text:list-item>
          <text:p text:style-name="P2"><text:span text:style-name="T2">По данным из таблицы HR.EMPLOYEES сформировать список должностей, для которых количество сотрудников, получающих зарплату от 7000 до 15000, не меньше 3.</text:span></text:p>
        </text:list-item>
        <text:list-item>
          <text:p text:style-name="P2"><text:span text:style-name="T2">По данным из таблицы HR.EMPLOYEES найти количество сотрудников и среднюю зарплату для каждого департамента.</text:span></text:p>
        </text:list-item>
        <text:list-item>
          <text:p text:style-name="P3"><text:soft-page-break/>По данным из таблицы HR.EMPLOYEES найти минимальную и максимальную зарплату для каждого департамента.</text:p>
        </text:list-item>
        <text:list-item>
          <text:p text:style-name="P3">По данным из таблицы HR.EMPLOYEES найти количество сотрудников и фонд заработной платы для каждого департамента.</text:p>
        </text:list-item>
        <text:list-item>
          <text:p text:style-name="P2"><text:span text:style-name="T2">По данным из таблицы HR.EMPLOYEES найти для каждого департамента количество сотрудников и среднюю зарплату в разрезе отдельных должностей. Результаты упорядочить по возрастанию DEPARTMENT_ID.</text:span></text:p>
        </text:list-item>
        <text:list-item>
          <text:p text:style-name="P3">По данным из таблицы HR.EMPLOYEES найти для каждого департамента минимальную и максимальную зарплату в разрезе отдельных должностей. Результаты упорядочить по убыванию DEPARTMENT_ID.</text:p>
        </text:list-item>
        <text:list-item>
          <text:p text:style-name="P2"><text:span text:style-name="T2">По данным из таблицы HR.EMPLOYEES найти для каждого департамента количество сотрудников и фонд заработной платы в разрезе отдельных должностей. Результаты упорядочить по идентификатору департамента.</text:span></text:p>
        </text:list-item>
        <text:list-item>
          <text:p text:style-name="P2"><text:span text:style-name="T2">По данным из таблицы HR.EMPLOYEES сформировать список департаментов с указанием department_id, количества сотрудников, получающих комиссионную надбавку, и средней зарплаты этих сотрудников.</text:span></text:p>
        </text:list-item>
        <text:list-item>
          <text:p text:style-name="P2"><text:span text:style-name="T2">По данным из таблицы HR.EMPLOYEES сформировать список департаментов, в которых количество сотрудников, получающих месячную зарплату ниже 7000, превышает 3.</text:span></text:p>
        </text:list-item>
        <text:list-item>
          <text:p text:style-name="P2"><text:span text:style-name="T2">Записи из таблицы HR.EMPLOYEES сгруппировать по размеру комиссионной надбавки (COMMISSION_PCT) и вычислить количество записей в каждой группе. Результат отсортировать по убыванию комиссионной надбавки.</text:span></text:p>
        </text:list-item>
        <text:list-item>
          <text:p text:style-name="P2"><text:span text:style-name="T2">Записи из таблицы HR.EMPLOYEES сгруппировать по коду департамента (DEPARTMENT_ID) и размеру комиссионной надбавки (COMMISSION_PCT), вычислить количество записей в каждой группе. Ограничиться только сотрудниками, которые приняты на работу с начала 2006 г., и произвести сортировку по столбцу DEPARTMENT_ID.</text:span></text:p>
        </text:list-item>
        <text:list-item>
          <text:p text:style-name="P3">Записи из таблицы HR.EMPLOYEES сгруппировать по коду должности (JOB_ID) и размеру комиссионной надбавки (COMMISSION_PCT), вычислить количество записей в каждой группе. Исключить из рассмотрения сотрудников, у которых нет комиссионной надбавки, и произвести сортировку по столбцу JOB_ID.</text:p>
        </text:list-item>
        <text:list-item>
          <text:p text:style-name="P2"><text:span text:style-name="T2">По данным из таблицы HR.EMPLOYEES сформировать список должностей (JOB_ID) с указанием по каждой из них количества сотрудников, получающих комиссионную надбавку.</text:span></text:p>
        </text:list-item>
        <text:list-item>
          <text:p text:style-name="P2"><text:span text:style-name="T2">По данным из таблицы HR.EMPLOYEES посчитать, сколько сотрудников было принято на работу по месяцам в течение 2004-го года (см. </text:span><text:span text:style-name="T3">подсказку</text:span><text:span text:style-name="T2">).</text:span></text:p>
        </text:list-item>
        <text:list-item>
          <text:p text:style-name="P2"><text:span text:style-name="T2">По данным из таблицы HR.EMPLOYEES посчитать, сколько сотрудников было принято на работу во 2-й половине каждого месяца в течение 2005-го года (см. </text:span><text:span text:style-name="T3">подсказку</text:span><text:span text:style-name="T2">).</text:span></text:p>
        </text:list-item>
        <text:list-item>
          <text:p text:style-name="P2"><text:span text:style-name="T2">По данным из таблицы HR.EMPLOYEES посчитать, сколько сотрудников было принято на работу в 1-й половине каждого месяца в течение 2006-го года (см. </text:span><text:span text:style-name="T3">подсказку</text:span><text:span text:style-name="T2">).</text:span></text:p>
        </text:list-item>
        <text:list-item>
          <text:p text:style-name="P2"><text:span text:style-name="T2">Используя данные из таблицы HR.EMPLOYEES, по каждой должности определить годы, для которых число сотрудников, принятых на работу, превышало 5 (см. </text:span><text:span text:style-name="T3">подсказку</text:span><text:span text:style-name="T2">).</text:span></text:p>
        </text:list-item>
        <text:list-item>
          <text:p text:style-name="P2"><text:span text:style-name="T2">Записи из таблицы HR.JOBS сгруппировать по минимальному размеру зарплаты (MIN_SALARY), вычислить количество записей в каждой группе и отобразить только те группы, в которых имеется не менее 2 записей.</text:span></text:p>
        </text:list-item>
        <text:list-item>
          <text:p text:style-name="P3">Записи из таблицы HR.JOBS сгруппировать по максимальному размеру зарплаты <text:soft-page-break/>(MAX_SALARY), вычислить количество записей в каждой группе и отобразить только те группы, в которых имеется не менее 2 записей.</text:p>
        </text:list-item>
        <text:list-item>
          <text:p text:style-name="P2"><text:span text:style-name="T2">Записи из таблицы HR.DEPARTMENTS сгруппировать по коду местоположения (LOCATION_ID) и вычислить количество департаментов, относящихся в каждому местоположению.</text:span></text:p>
        </text:list-item>
        <text:list-item>
          <text:p text:style-name="P2"><text:span text:style-name="T2">Записи из таблицы HR.COUNTRIES сгруппировать по коду региона (REGION_ID) и вычислить количество стран, относящихся в каждому региону.</text:span></text:p>
        </text:list-item>
        <text:list-item>
          <text:p text:style-name="P2"><text:span text:style-name="T2">По данным из таблицы HR.COUNTRIES получить список регионов, в каждом из которых количество стран не ниже 6.</text:span></text:p>
        </text:list-item>
      </text:list>
      <text:p text:style-name="P5"/>
      <text:p text:style-name="P5"/>
      <text:p text:style-name="P6"><text:span text:style-name="T5">Подсказки</text:span><text:span text:style-name="T6">:</text:span></text:p>
      <text:list xml:id="list161698605" text:style-name="WW8Num2">
        <text:list-item>
          <text:p text:style-name="P4"><text:span text:style-name="T4">чтобы из значения HIRE_DATE выделить 4 цифры года, рекомендуется использовать выражение TO_CHAR(HIRE_DATE, 'YYYY');</text:span></text:p>
        </text:list-item>
        <text:list-item>
          <text:p text:style-name="P4"><text:span text:style-name="T4">чтобы из значения HIRE_DATE выделить 2 цифры месяца, рекомендуется использовать выражение TO_CHAR(HIRE_DATE, '</text:span><text:span text:style-name="T7">MM</text:span><text:span text:style-name="T4">');</text:span></text:p>
        </text:list-item>
        <text:list-item>
          <text:p text:style-name="P4"><text:span text:style-name="T4">чтобы из значения HIRE_DATE выделить 2 цифры дня, рекомендуется использовать выражение TO_CHAR(HIRE_DATE, ' </text:span><text:span text:style-name="T7">DD</text:span><text:span text:style-name="T4">').</text:span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>
      <style:text-properties fo:font-size="12pt" style:font-size-asian="12pt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oken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Людмила Ивановна</meta:initial-creator>
    <meta:creation-date>2020-11-10T22:24:00</meta:creation-date>
    <dc:creator>Владимир</dc:creator>
    <dc:date>2020-11-10T22:53:00</dc:date>
    <meta:editing-cycles>5</meta:editing-cycles>
    <meta:editing-duration>PT24M</meta:editing-duration>
    <meta:document-statistic meta:table-count="0" meta:image-count="0" meta:object-count="0" meta:page-count="3" meta:paragraph-count="41" meta:word-count="906" meta:character-count="6817" meta:non-whitespace-character-count="5991"/>
    <meta:generator>LibreOffice/7.0.3.1$Linux_X86_64 LibreOffice_project/d7547858d014d4cf69878db179d326fc3483e082</meta:generator>
  </office:meta>
</office:document-meta>
</file>